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start-width="0.5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0.879cm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0.565cm" svg:y1="0.548cm" svg:x2="2.829cm" svg:y2="0.548cm">
            <text:p text:style-name="P2"/>
          </draw:line>
          <draw:line draw:style-name="gr1" draw:text-style-name="P1" draw:layer="layout" svg:x1="0.575cm" svg:y1="2.798cm" svg:x2="0.575cm" svg:y2="0.534cm">
            <text:p text:style-name="P2"/>
          </draw:line>
        </draw:g>
        <draw:g>
          <draw:line draw:style-name="gr1" draw:text-style-name="P1" draw:layer="layout" svg:x1="0.565cm" svg:y1="0.548cm" svg:x2="2.829cm" svg:y2="0.548cm">
            <text:p text:style-name="P2"/>
          </draw:line>
          <draw:line draw:style-name="gr1" draw:text-style-name="P1" draw:layer="layout" svg:x1="0.575cm" svg:y1="2.798cm" svg:x2="0.575cm" svg:y2="0.534cm">
            <text:p text:style-name="P2"/>
          </draw:line>
        </draw:g>
        <draw:g>
          <draw:line draw:style-name="gr1" draw:text-style-name="P1" draw:layer="layout" svg:x1="0.565cm" svg:y1="0.548cm" svg:x2="2.829cm" svg:y2="0.548cm">
            <text:p text:style-name="P2"/>
          </draw:line>
          <draw:line draw:style-name="gr1" draw:text-style-name="P1" draw:layer="layout" svg:x1="0.575cm" svg:y1="2.798cm" svg:x2="0.575cm" svg:y2="0.534cm">
            <text:p text:style-name="P2"/>
          </draw:line>
        </draw:g>
        <draw:g>
          <draw:line draw:style-name="gr1" draw:text-style-name="P1" draw:layer="layout" svg:x1="0.565cm" svg:y1="0.548cm" svg:x2="2.829cm" svg:y2="0.548cm">
            <text:p text:style-name="P2"/>
          </draw:line>
          <draw:line draw:style-name="gr1" draw:text-style-name="P1" draw:layer="layout" svg:x1="0.575cm" svg:y1="2.798cm" svg:x2="0.575cm" svg:y2="0.534cm">
            <text:p text:style-name="P2"/>
          </draw:line>
        </draw:g>
        <draw:g>
          <draw:line draw:style-name="gr1" draw:text-style-name="P1" draw:layer="layout" svg:x1="8.041cm" svg:y1="0.611cm" svg:x2="5.777cm" svg:y2="0.611cm">
            <text:p text:style-name="P2"/>
          </draw:line>
          <draw:line draw:style-name="gr1" draw:text-style-name="P1" draw:layer="layout" svg:x1="8.031cm" svg:y1="2.626cm" svg:x2="8.031cm" svg:y2="0.598cm">
            <text:p text:style-name="P2"/>
          </draw:line>
        </draw:g>
        <draw:g>
          <draw:line draw:style-name="gr1" draw:text-style-name="P1" draw:layer="layout" svg:x1="0.53cm" svg:y1="7.538cm" svg:x2="2.794cm" svg:y2="7.538cm">
            <text:p text:style-name="P2"/>
          </draw:line>
          <draw:line draw:style-name="gr1" draw:text-style-name="P1" draw:layer="layout" svg:x1="0.54cm" svg:y1="5.288cm" svg:x2="0.54cm" svg:y2="7.552cm">
            <text:p text:style-name="P2"/>
          </draw:line>
        </draw:g>
        <draw:g>
          <draw:line draw:style-name="gr1" draw:text-style-name="P1" draw:layer="layout" svg:x1="8.067cm" svg:y1="7.558cm" svg:x2="5.803cm" svg:y2="7.558cm">
            <text:p text:style-name="P2"/>
          </draw:line>
          <draw:line draw:style-name="gr1" draw:text-style-name="P1" draw:layer="layout" svg:x1="8.057cm" svg:y1="5.308cm" svg:x2="8.057cm" svg:y2="7.572cm">
            <text:p text:style-name="P2"/>
          </draw:line>
        </draw:g>
        <draw:frame draw:style-name="gr2" draw:layer="layout" svg:width="2.411cm" svg:height="0.963cm" svg:x="3.041cm" svg:y="0.176cm">
          <draw:text-box>
            <text:p text:style-name="P2">PRINT</text:p>
          </draw:text-box>
        </draw:frame>
        <draw:frame draw:style-name="gr3" draw:text-style-name="P2" draw:layer="layout" svg:width="2.343cm" svg:height="1.129cm" draw:transform="rotate (1.5707963267946) translate (0.164cm 5.198cm)">
          <draw:text-box>
            <text:p text:style-name="P2">SEND</text:p>
          </draw:text-box>
        </draw:frame>
        <draw:frame draw:style-name="gr2" draw:text-style-name="P2" draw:layer="layout" svg:width="1.844cm" svg:height="0.963cm" draw:transform="rotate (-1.57079632679579) translate (8.533cm 2.98cm)">
          <draw:text-box>
            <text:p text:style-name="P2">FILE</text:p>
          </draw:text-box>
        </draw:frame>
        <draw:frame draw:style-name="gr2" draw:layer="layout" svg:width="2.653cm" svg:height="0.963cm" svg:x="3.04cm" svg:y="7.125cm">
          <draw:text-box>
            <text:p text:style-name="P2">ERASE</text:p>
          </draw:text-box>
        </draw:frame>
        <draw:frame draw:style-name="gr2" draw:layer="layout" svg:width="2.403cm" svg:height="0.963cm" svg:x="2.934cm" svg:y="1.48cm">
          <draw:text-box>
            <text:p text:style-name="P2">Report</text:p>
          </draw:text-box>
        </draw:frame>
        <draw:line draw:style-name="gr4" draw:text-style-name="P1" draw:layer="layout" svg:x1="2.921cm" svg:y1="2.659cm" svg:x2="5.421cm" svg:y2="2.659cm">
          <text:p text:style-name="P2"/>
        </draw:line>
        <draw:frame draw:style-name="gr2" draw:layer="layout" svg:width="1.734cm" svg:height="3.811cm" svg:x="3.217cm" svg:y="2.891cm">
          <draw:text-box>
            <text:p text:style-name="P2">data</text:p>
            <text:p text:style-name="P2">data</text:p>
            <text:p text:style-name="P2">data</text:p>
            <text:p text:style-name="P2">data</text:p>
            <text:p text:style-name="P2">dat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5cm" fo:page-height="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meta:creation-date>2009-01-20T22:54:48</meta:creation-date>
    <dc:date>2009-01-21T06:25:22</dc:date>
    <dc:language>en-US</dc:language>
    <meta:editing-cycles>4</meta:editing-cycles>
    <meta:editing-duration>PT7H3M50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